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1.7075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9291in"/>
    </style:style>
    <style:style style:name="co15" style:family="table-column">
      <style:table-column-properties fo:break-before="auto" style:column-width="1.6689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0.9783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5756in"/>
    </style:style>
    <style:style style:name="co22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row table:style-name="ro1" table:number-rows-repeated="12">
          <table:table-cell table:number-columns-repeated="3"/>
          <table:table-cell table:style-name="Default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50911.77" office:value-type="currency" office:currency="USD" office:value="50911.77" calcext:value-type="currency">
            <text:p>$50,911.77</text:p>
          </table:table-cell>
          <table:table-cell table:style-name="ce25" table:formula="of:=([.A15]*[.B13])+[.A15]" office:value-type="currency" office:currency="USD" office:value="51593.987718" calcext:value-type="currency">
            <text:p>$51,593.99</text:p>
          </table:table-cell>
          <table:table-cell table:style-name="ce25" table:formula="of:=([.B15]*1%)+[.B15]" office:value-type="currency" office:currency="USD" office:value="52109.92759518" calcext:value-type="currency">
            <text:p>$52,109.93</text:p>
          </table:table-cell>
          <table:table-cell/>
        </table:table-row>
        <table:table-row table:style-name="ro2">
          <table:table-cell table:style-name="ce54" table:number-columns-repeated="3"/>
          <table:table-cell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office:value-type="currency" office:currency="USD" office:value="21.6" calcext:value-type="currency">
            <text:p>$21.60</text:p>
          </table:table-cell>
          <table:table-cell table:style-name="ce25" table:formula="of:=([.A19]*[.B17])+[.A19]" office:value-type="currency" office:currency="USD" office:value="22.03848" calcext:value-type="currency">
            <text:p>$22.04</text:p>
          </table:table-cell>
          <table:table-cell table:style-name="ce25" table:formula="of:=([.B19]*1%)+[.B19]" office:value-type="currency" office:currency="USD" office:value="22.2588648" calcext:value-type="currency">
            <text:p>$22.26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6%" office:value-type="percentage" office:value="0.016" calcext:value-type="percentage">
            <text:p>1.60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3912.81" office:value-type="currency" office:currency="USD" office:value="3912.81" calcext:value-type="currency">
            <text:p>$3,912.81</text:p>
          </table:table-cell>
          <table:table-cell table:style-name="ce25" table:formula="of:=([.A23]*[.B21])+[.A23]" office:value-type="currency" office:currency="USD" office:value="3975.41496" calcext:value-type="currency">
            <text:p>$3,975.41</text:p>
          </table:table-cell>
          <table:table-cell table:style-name="ce25" table:formula="of:=([.B23]*1%)+[.B23]" office:value-type="currency" office:currency="USD" office:value="4015.1691096" calcext:value-type="currency">
            <text:p>$4,015.17</text:p>
          </table:table-cell>
          <table:table-cell/>
        </table:table-row>
        <table:table-row table:style-name="ro2">
          <table:table-cell table:style-name="ce31" table:number-columns-repeated="3"/>
          <table:table-cell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/>
        </table:table-row>
        <table:table-row table:style-name="ro2">
          <table:table-cell table:style-name="ce25"/>
          <table:table-cell table:style-name="ce31" table:number-columns-repeated="2"/>
          <table:table-cell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925.65" office:value-type="currency" office:currency="USD" office:value="3925.65" calcext:value-type="currency">
            <text:p>$3,925.65</text:p>
          </table:table-cell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88.42704" office:value-type="currency" office:currency="USD" office:value="3988.42704" calcext:value-type="currency">
            <text:p>$3,988.43</text:p>
          </table:table-cell>
        </table:table-row>
        <table:table-row table:style-name="ro2">
          <table:table-cell table:style-name="ce25" table:formula="of:=[.A30]-[.A29]" office:value-type="currency" office:currency="USD" office:value="732.419999999998" calcext:value-type="currency">
            <text:p>$732.42</text:p>
          </table:table-cell>
          <table:table-cell table:style-name="ce25" table:formula="of:=[.B30]-[.B29]" office:value-type="currency" office:currency="USD" office:value="0.513728970000003" calcext:value-type="currency">
            <text:p>$0.51</text:p>
          </table:table-cell>
          <table:table-cell table:style-name="ce28" table:formula="of:=[.C30]-[.C29]" office:value-type="currency" office:currency="USD" office:value="0.0405736000000001" calcext:value-type="currency">
            <text:p>$0.04</text:p>
          </table:table-cell>
          <table:table-cell table:style-name="ce25" table:formula="of:=[.D30]-[.D29]" office:value-type="currency" office:currency="USD" office:value="62.7770399999999" calcext:value-type="currency">
            <text:p>$62.78</text:p>
          </table:table-cell>
        </table:table-row>
        <table:table-row table:style-name="ro2">
          <table:table-cell table:style-name="ce35" table:formula="of:=[.A31]/[.A29]" office:value-type="percentage" office:value="0.0133208446247021" calcext:value-type="percentage">
            <text:p>1.33%</text:p>
          </table:table-cell>
          <table:table-cell table:style-name="ce35" table:formula="of:=[.B31]/[.B29]" office:value-type="percentage" office:value="0.0202974701698934" calcext:value-type="percentage">
            <text:p>2.03%</text:p>
          </table:table-cell>
          <table:table-cell table:style-name="ce57" table:formula="of:=[.C31]/[.C29]" office:value-type="percentage" office:value="0.0306215849056605" calcext:value-type="percentage">
            <text:p>3.06%</text:p>
          </table:table-cell>
          <table:table-cell table:style-name="ce35" table:formula="of:=[.D31]/[.D29]" office:value-type="percentage" office:value="0.0159915020442474" calcext:value-type="percentage">
            <text:p>1.60%</text:p>
          </table:table-cell>
        </table:table-row>
      </table:table>
      <table:table table:name="BreakEvenProfit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5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6" table:default-cell-style-name="ce43"/>
        <table:table-column table:style-name="co5" table:default-cell-style-name="ce43"/>
        <table:table-column table:style-name="co17" table:default-cell-style-name="ce43"/>
        <table:table-column table:style-name="co5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5" table:default-cell-style-name="ce27"/>
        <table:table-column table:style-name="co18" table:default-cell-style-name="ce55"/>
        <table:table-column table:style-name="co19" table:default-cell-style-name="ce55"/>
        <table:table-column table:style-name="co5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0" table:default-cell-style-name="ce63"/>
        <table:table-column table:style-name="co21" table:default-cell-style-name="ce63"/>
        <table:table-column table:style-name="co17" table:default-cell-style-name="ce63"/>
        <table:table-column table:style-name="co7" table:default-cell-style-name="ce63"/>
        <table:table-column table:style-name="co22" table:default-cell-style-name="ce63"/>
        <table:table-column table:style-name="co5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6:20:42.75999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2-04T23:59:31.379931030</dc:date>
    <meta:editing-duration>P65DT20H28M35S</meta:editing-duration>
    <meta:editing-cycles>276</meta:editing-cycles>
    <meta:generator>LibreOffice/6.4.7.2$Linux_X86_64 LibreOffice_project/40$Build-2</meta:generator>
    <meta:document-statistic meta:table-count="5" meta:cell-count="1742" meta:object-count="0"/>
  </office:meta>
</office:document-meta>
</file>